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3ed" officeooo:paragraph-rsid="001283ed"/>
    </style:style>
    <style:style style:name="P2" style:family="paragraph" style:parent-style-name="Standard">
      <style:text-properties officeooo:rsid="0013d24a" officeooo:paragraph-rsid="0013d24a"/>
    </style:style>
    <style:style style:name="T1" style:family="text">
      <style:text-properties officeooo:rsid="00166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Currently </text:p>
      <text:p text:style-name="P1">➜ <text:s/>build ./pathtracer -t 8 -s 8 -m 10 ../dae/sky/CBspheres.dae</text:p>
      <text:p text:style-name="P1">[PathTracer] Rendering... 100%! (30.0251s)</text:p>
      <text:p text:style-name="P1"/>
      <text:p text:style-name="P1">➜ <text:s/>build ./pathtracer -t 8 -s 8 -m 10 ../dae/sky/CBspheres_lambertian.dae </text:p>
      <text:p text:style-name="P1"/>
      <text:p text:style-name="P1">[PathTracer] Rendering... 100%! (36.8077s)</text:p>
      <text:p text:style-name="P1"/>
      <text:p text:style-name="P1">Proj 3</text:p>
      <text:p text:style-name="P1">➜ <text:s/>build git:(master) ✗ ./pathtracer -t 8 -s 8 -m 10 ../dae/sky/CBspheres.dae</text:p>
      <text:p text:style-name="P1"/>
      <text:p text:style-name="P1">[PathTracer] Rendering... 100%! (50.4914s)</text:p>
      <text:p text:style-name="P1"/>
      <text:p text:style-name="P1">➜ <text:s/>build git:(master) ✗ ./pathtracer -t 8 -s 8 -m 10 ../dae/sky/CBspheres_lambertian.dae </text:p>
      <text:p text:style-name="P1"/>
      <text:p text:style-name="P1">[PathTracer] Rendering... 100%! (56.1366s)</text:p>
      <text:p text:style-name="P1"/>
      <text:p text:style-name="P2">30 Second increase. quality los<text:span text:style-name="T1">s</text:span> in CBsphe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04-25T18:21:13.120192151</meta:creation-date>
    <dc:date>2016-04-25T18:24:26.499231807</dc:date>
    <dc:creator>Matt </dc:creator>
    <meta:editing-duration>PT3M11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11" meta:word-count="72" meta:character-count="545" meta:non-whitespace-character-count="477"/>
  </office:meta>
</office:document-meta>
</file>